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a2db0" officeooo:paragraph-rsid="000a2db0"/>
    </style:style>
    <style:style style:name="P2" style:family="paragraph" style:parent-style-name="Text_20_body">
      <style:paragraph-properties fo:text-align="start" style:justify-single-word="false"/>
      <style:text-properties fo:font-size="18pt" officeooo:rsid="000a2db0" officeooo:paragraph-rsid="000a2db0"/>
    </style:style>
    <style:style style:name="P3" style:family="paragraph" style:parent-style-name="Standard">
      <style:paragraph-properties fo:text-align="start" style:justify-single-word="false"/>
      <style:text-properties fo:font-size="22pt" officeooo:rsid="000a2db0" officeooo:paragraph-rsid="000a2d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FM</text:p>
      <text:p text:style-name="P1"/>
      <text:p text:style-name="P2">En esta unidad, trabajé con Grafos No Dirigidos como una extensión de los conceptos aprendidos anteriormente sobre Grafos Dirigidos. Analicé la conveniencia de representar problemas reales usando grafos no dirigidos, considerando el rendimiento y el consumo de recursos. Los ejercicios prácticos me llevaron a implementar soluciones para problemas como el diseño de redes de comunicación o la logística de productos distribuidos geográficamente. Además, evalué distintas formas de aplicar estos grafos y utilicé las API de colecciones de JAVA para implementar estructuras más complejas. Esta experiencia me ayudó a comprender cómo los conceptos de grafos pueden aplicarse a problemas reales de manera flexible y eficiente.</text:p>
      <text:p text:style-name="P2"/>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59:21.138999389</meta:creation-date>
    <meta:generator>LibreOffice/24.8.2.1$Linux_X86_64 LibreOffice_project/480$Build-1</meta:generator>
    <dc:date>2024-11-27T00:19:22.562481390</dc:date>
    <meta:editing-duration>PT37S</meta:editing-duration>
    <meta:editing-cycles>2</meta:editing-cycles>
    <meta:document-statistic meta:table-count="0" meta:image-count="0" meta:object-count="0" meta:page-count="1" meta:paragraph-count="2" meta:word-count="105" meta:character-count="725" meta:non-whitespace-character-count="622"/>
  </office:meta>
</office:document-meta>
</file>